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.5pt" style:text-underline-style="none" fo:font-weight="bold" style:font-name-asian="Arial1" style:font-size-asian="11.5pt" style:font-weight-asian="bold" style:font-name-complex="Arial1" style:font-size-complex="11.5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1pt" style:text-underline-style="none" fo:font-weight="bold" style:font-name-asian="Arial1" style:font-size-asian="11pt" style:font-weight-asian="bold" style:font-name-complex="Arial1" style:font-size-complex="11pt" style:font-weight-complex="bold"/>
    </style:style>
    <style:style style:name="P5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7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 style:list-style-name="">
      <style:paragraph-properties fo:margin-left="1.27cm" fo:margin-right="0cm" fo:margin-top="0cm" fo:margin-bottom="0cm" fo:text-align="start" style:justify-single-word="false" fo:text-indent="-0.635cm" style:auto-text-indent="false" style:text-autospace="none">
        <style:tab-stops/>
      </style:paragraph-properties>
    </style:style>
    <style:style style:name="P10" style:family="paragraph" style:parent-style-name="Default" style:list-style-name="">
      <style:paragraph-properties style:text-autospace="none"/>
      <style:text-properties fo:color="#000000" style:text-line-through-style="none" style:font-name="Arial1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Default" style:list-style-name="">
      <style:paragraph-properties style:text-autospace="non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T3" style:family="text"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color="#000000" style:text-line-through-style="none" style:font-name="Arial1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6" style:family="text">
      <style:text-properties fo:color="#000000" style:text-line-through-style="none" style:font-name="Arial1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31 </text:span></text:p>
      <text:p text:style-name="P2">Airborne</text:p>
      <text:p text:style-name="P4">Ab in die Luft</text:p>
      <text:p text:style-name="P3">(Für den Verräter) </text:p>
      <text:p text:style-name="P1"><text:span text:style-name="T5"/></text:p>
      <text:p text:style-name="P1"><text:span text:style-name="T5">Dieser Spuk hat keinen Verräter, nur Helden.</text:span></text:p>
      <text:p text:style-name="P1"><text:span text:style-name="T5">Ihr alle versucht aus dem Haus zu entkommen.</text:span></text:p>
      <text:p text:style-name="P1"><text:span text:style-name="T5">Befolgt die Anweisungen in dem anderen Bu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9T17:31:07.90</meta:creation-date>
    <dc:date>2015-02-19T17:46:09.47</dc:date>
    <meta:editing-duration>PT15M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31" meta:character-count="177"/>
  </office:meta>
</office:document-meta>
</file>